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920350233036066337"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612134983361024977"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8759686418570982874"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428686613769237873"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7185552381981204980"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4995558226812871952"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347191268322993686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4001503031884031058"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249388515035142612"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918646411256670665"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4668267108367109646"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7598768876312736227"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9122620432507638294"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2881801349348491193" text:style-name="L14">
        <text:list-item>
          <text:p text:style-name="P29">single target damage effect </text:p>
        </text:list-item>
        <text:list-item>
          <text:p text:style-name="P29">aoe damage effect DONE</text:p>
        </text:list-item>
      </text:list>
      <text:p text:style-name="P8">Fix knockdown/standup on defenders DONE</text:p>
      <text:list xml:id="list7299064922453739962"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5068390725501293219"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5626613606516141522"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7511110094585706521"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8936294241370600751"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4200525194401239783"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389759779019896988"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914298254780636265"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6891143374681599016"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9064744451596837909"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3701215926729098431"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8622128997035415822"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5997680129743700629"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507605534506550836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1314028893550268884"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4588925804743154556"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8384803123290593155"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104068792683785753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7413034005825758466"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2473137600887597855"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8266316201295113950"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2983395408171614039"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8335571545445413024"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5966831148242064261"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6118348564504979837"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5150769615356417626"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8551961987929013320"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8131227743799855136"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3423396676200771675"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4852907195013982353"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380718405381360509"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8587485969783275375"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2906674649946867036"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6194652863302871669"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426460419577495271"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3083116306795812703"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408345613895271065"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8398501659692336937"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3285082945086122166"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81409986392956693" text:style-name="L54">
        <text:list-item>
          <text:p text:style-name="P69"><text:s/>See notes in design notes document</text:p>
        </text:list-item>
      </text:list>
      <text:p text:style-name="P4">Sprint 39: Rework Necromancer enemy (completed 28/10/19)</text:p>
      <text:list xml:id="list6947994193041084950"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811514690931689347"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8029513742194328657" text:style-name="L57">
        <text:list-item>
          <text:p text:style-name="P72">item card looks ugly: redesign item card view DONE</text:p>
        </text:list-item>
        <text:list-item>
          <text:p text:style-name="P72">use STS card templates, or find a new card template DONE</text:p>
        </text:list-item>
      </text:list>
      <text:p text:style-name="P8"/>
      <text:list xml:id="list5272125955164061074" text:style-name="L58">
        <text:list-item>
          <text:p text:style-name="P73">find better item sprites DONE</text:p>
        </text:list-item>
      </text:list>
      <text:p text:style-name="P4">Sprint 42: Remove spell info box, implement ability info panels (completed 31/10/19)</text:p>
      <text:list xml:id="list372761618329608868" text:style-name="L59">
        <text:list-item>
          <text:p text:style-name="P74"><text:soft-page-break/>review scripts from sci fi game</text:p>
        </text:list-item>
      </text:list>
      <text:p text:style-name="P4">Sprint 43: Reward Screen updates + UI view updates (completed 31/10/19)</text:p>
      <text:list xml:id="list777705069738961462"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1580679663406205780"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6071205636633737778"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4499270415693281232"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2657145755987981405"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2138317522039781677"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8628305756516032852"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5635806431457060765"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5090791627586347809"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6583160575501929073"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2526315598491213774"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8939564753552340921"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5390361579644734592"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9123266868442997130"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3999835878670210045"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6697090427894998011"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588061916936729132"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7576157820069153369"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8990424332716565718"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4754174370367715076"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253583398553139592"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5017036134441924740" text:style-name="L81">
        <text:list-item>
          <text:p text:style-name="P96">text logic also edits ability info panel text fields (just for the starting defender abilities) DONE</text:p>
        </text:list-item>
      </text:list>
      <text:p text:style-name="P8">Play Test</text:p>
      <text:list xml:id="list453590771831649046" text:style-name="L82">
        <text:list-item>
          <text:p text:style-name="P97">Play the game and hunt/squash bugs</text:p>
        </text:list-item>
      </text:list>
      <text:p text:style-name="P8">Controls</text:p>
      <text:list xml:id="list1487417241797974027"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8937037805014272079"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8372690369410957817"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425841629295793804"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4675338042716797501"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8049944145859612556"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6495748249330933385"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8541230720594652199"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7909795993380068178"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204147400906136394"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9174261176461323921"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1552537357682150329"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7986139214486385057"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4138282641277387121"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5229903676227426674"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3659568878941961931"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5345121360474584438"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5854829051740785391"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7273467610049166133"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25197713601844638"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4228291503147375984"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102384126840534977"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8145762555077246517"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555217909925831332"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8500383817891654193"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8337572694732656765"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2606903007918358664"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5901951033856428007"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7135715143539711886"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5734201741498390491"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8135856196897937691"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9116420561861481692"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4223791953787483775"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3450832227389145176"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2022103457739038541"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4269431830387986892"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6805418001270365811"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2461609512720132012"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1577427547334006545"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4350894259981801866"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3891257686691721773"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4528656425614681546"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1088990678012753700"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398894024897846680"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5675727708913461430"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5874325004797473893"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735376795098035459"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5586476589336814676"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3854229565354470632"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4469223710914909121"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5017365340386890206"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4822525763673661755"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3491731139335887113"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2137015670594495537"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1516456099849188103"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6484932131217019121"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1864244843245293285"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1434289270004787769"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7466557720426086367"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3275669728571082749"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7142390013160900924"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571267890467425333"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628960315292651876"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7335273134018368462"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4325757582624499082"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8068076728393774940"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5892465141718500854"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510016191395439107"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7857294620011614621"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3642086466236773625"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2907151735897025087"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2177790781284797457"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5524782131929239903"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2063930675314352292"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303802275271217420"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2617037488435697501"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2451122024526726269"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7809443088444346380"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4794942481384323682"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981119469735413033"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291659107762042806"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7450850282956900154"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8575972580215861856"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724764313664337194"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7870320386391605183"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8221081212290681360"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1965307760935758505"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8324883819489324247"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5468181615340985001" text:style-name="L171">
        <text:list-item>
          <text:list>
            <text:list-item>
              <text:p text:style-name="P247">stat value texts in character data change colour if positive/negative</text:p>
            </text:list-item>
          </text:list>
        </text:list-item>
      </text:list>
      <text:p text:style-name="P8"/>
      <text:list xml:id="list8613215679620473684"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7534925490421974737" text:style-name="L173">
        <text:list-item>
          <text:p text:style-name="P227">Character Data</text:p>
          <text:list>
            <text:list-item>
              <text:p text:style-name="P248">all mouse over panel elements highlight when moused over</text:p>
            </text:list-item>
            <text:list-item>
              <text:p text:style-name="P248">plus buttons for talents don't appear unless you have points to spend</text:p>
            </text:list-item>
            <text:list-item>
              <text:p text:style-name="P248">unlocking a talent creates a mini star explosion VFX</text:p>
            </text:list-item>
            <text:list-item>
              <text:p text:style-name="P248">while dragging an ability tome, the drop box has a highlight around it</text:p>
            </text:list-item>
            <text:list-item>
              <text:p text:style-name="P248">when the ability tome is dropped and learnt, a mini start VFX explosion occurs on the drop box</text:p>
            </text:list-item>
          </text:list>
        </text:list-item>
      </text:list>
      <text:p text:style-name="P8"/>
      <text:list xml:id="list4119188829094254968" text:style-name="L174">
        <text:list-item>
          <text:p text:style-name="P228">Character Roster</text:p>
          <text:list>
            <text:list-item>
              <text:p text:style-name="P249">character roster button highlights better when moused over DONE</text:p>
            </text:list-item>
          </text:list>
        </text:list-item>
      </text:list>
      <text:list xml:id="list6163862823703200371" text:style-name="L175">
        <text:list-item>
          <text:p text:style-name="P250">Char Roster / Map Transition</text:p>
          <text:list>
            <text:list-item>
              <text:p text:style-name="P250">Char roster and world map transition from off screen north to centre screen when activated</text:p>
            </text:list-item>
          </text:list>
        </text:list-item>
      </text:list>
      <text:p text:style-name="P6">Sprint 111: Custom Character Builder System. UCM Overhaul. Items modify UCM Appearance. </text:p>
      <text:list xml:id="list184038287234329955"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1244873965676897353" text:style-name="L177">
        <text:list-item>
          <text:p text:style-name="P216">Player Prefs</text:p>
        </text:list-item>
      </text:list>
      <text:list xml:id="list5428203241968960046"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641237838020316071" text:style-name="L179">
        <text:list-item>
          <text:p text:style-name="P218">Save Game /Load Game system</text:p>
        </text:list-item>
      </text:list>
      <text:list xml:id="list8362539715108830999"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1064860667112996847"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2509041749976769629"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8308071001346823041"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5677626655588743009"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29470675" text:continue-list="list184038287234329955"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6675848630907371514"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5017612497246714856"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8363304859386991503" text:style-name="L187">
        <text:list-item>
          <text:p text:style-name="P251">start by editing character model appearance</text:p>
        </text:list-item>
        <text:list-item>
          <text:p text:style-name="P251">create way to save entity in character maker</text:p>
        </text:list-item>
        <text:list-item>
          <text:p text:style-name="P251">create way to load entity in character maker</text:p>
        </text:list-item>
        <text:list-item>
          <text:p text:style-name="P251">create way to edit abilities, talents and weapons</text:p>
        </text:list-item>
      </text:list>
      <text:p text:style-name="P8"/>
      <text:p text:style-name="P8"/>
      <text:p text:style-name="P5">New Script Ideas</text:p>
      <text:p text:style-name="P6">CharacterPresetData</text:p>
      <text:list xml:id="list473743282985119511" text:style-name="L188">
        <text:list-item>
          <text:list>
            <text:list-item>
              <text:p text:style-name="P252">holds all info about a characters appearance, abilities, talents, passives and items</text:p>
            </text:list-item>
            <text:list-item>
              <text:p text:style-name="P252">saving a character in the character creater screen creates one of these files</text:p>
            </text:list-item>
            <text:list-item>
              <text:p text:style-name="P252">in char select main screen, you can import one of these files</text:p>
            </text:list-item>
            <text:list-item>
              <text:p text:style-name="P252">char select main screen builds the premade origin characters out of these objects.</text:p>
              <text:list>
                <text:list-item>
                  <text:p text:style-name="P252">Also builds the custom characters</text:p>
                </text:list-item>
              </text:list>
            </text:list-item>
            <text:list-item>
              <text:p text:style-name="P252">this object type is saved in playerPrefs</text:p>
            </text:list-item>
          </text:list>
        </text:list-item>
      </text:list>
      <text:p text:style-name="P6">CharacterBuildPresetData</text:p>
      <text:list xml:id="list893515429044610054" text:style-name="L189">
        <text:list-item>
          <text:p text:style-name="P253">holds data on abilities, and talents</text:p>
        </text:list-item>
        <text:list-item>
          <text:p text:style-name="P253">used to be auto build the combat aspect of characterPresetData objects</text:p>
          <text:list>
            <text:list-item>
              <text:p text:style-name="P253">auto builds, clothing/armor, weapons, abilities and talent point assignments</text:p>
            </text:list-item>
          </text:list>
        </text:list-item>
        <text:list-item>
          <text:p text:style-name="P253">should be an SO</text:p>
        </text:list-item>
        <text:list-item>
          <text:p text:style-name="P253"><text:soft-page-break/>doesnt have to be used</text:p>
        </text:list-item>
      </text:list>
      <text:p text:style-name="P6">CharacterPresetLibrary</text:p>
      <text:list xml:id="list3599683205562122472" text:style-name="L190">
        <text:list-item>
          <text:p text:style-name="P254">static singleton</text:p>
        </text:list-item>
        <text:list-item>
          <text:p text:style-name="P254">stored in playerPrefs</text:p>
        </text:list-item>
        <text:list-item>
          <text:p text:style-name="P254">holds all origin characters in a list</text:p>
        </text:list-item>
        <text:list-item>
          <text:p text:style-name="P254">holds all custom characters in a list (seperate from origin char list)</text:p>
        </text:list-item>
      </text:list>
      <text:p text:style-name="P6">CharacterPresetTemplate</text:p>
      <text:list xml:id="list4229087920422260215"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1133103683890765861" text:style-name="L192">
        <text:list-item>
          <text:p text:style-name="P235">New Parents and view lists</text:p>
        </text:list-item>
      </text:list>
      <text:p text:style-name="P6">Base Bodies</text:p>
      <text:list xml:id="list29464317"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4929612367328656978" text:style-name="L193">
        <text:list-item>
          <text:p text:style-name="P236">Undead Heads</text:p>
          <text:list>
            <text:list-item>
              <text:p text:style-name="P236">Undead Head 1, etc</text:p>
            </text:list-item>
          </text:list>
        </text:list-item>
      </text:list>
      <text:list xml:id="list4473208219971942885" text:style-name="L194">
        <text:list-item>
          <text:p text:style-name="P237">Orc Heads</text:p>
          <text:list>
            <text:list-item>
              <text:p text:style-name="P237">Orc Head 1, etc</text:p>
            </text:list-item>
          </text:list>
        </text:list-item>
      </text:list>
      <text:list xml:id="list8075838194641665202" text:style-name="L195">
        <text:list-item>
          <text:p text:style-name="P238">Repeated for</text:p>
          <text:list>
            <text:list-item>
              <text:p text:style-name="P238">Chest, Legs, Right arm, right hand, left arm, left hand</text:p>
            </text:list-item>
          </text:list>
        </text:list-item>
      </text:list>
      <text:list xml:id="list2281400534993824629"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5679082447493966567"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9070956061492368608" text:style-name="L198">
        <text:list-item>
          <text:p text:style-name="P255">UCM</text:p>
        </text:list-item>
        <text:list-item>
          <text:p text:style-name="P255">Appearance tab(s)</text:p>
        </text:list-item>
        <text:list-item>
          <text:p text:style-name="P255">Talent Pages</text:p>
        </text:list-item>
        <text:list-item>
          <text:p text:style-name="P255">Talent Point allocation window</text:p>
        </text:list-item>
      </text:list>
      <text:p text:style-name="P8"/>
      <text:p text:style-name="P5">Character Preset Data Object</text:p>
      <text:list xml:id="list4256312982278332806"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890851948536244086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2321826179914294709" text:style-name="L201">
        <text:list-item>
          <text:p text:style-name="P243">character creation page must be able to save the settings into a characterPresetData object</text:p>
        </text:list-item>
      </text:list>
      <text:p text:style-name="P9"/>
      <text:p text:style-name="P6">Data needed for loading/saving</text:p>
      <text:list xml:id="list1925677905929366018" text:style-name="L202">
        <text:list-item>
          <text:p text:style-name="P244">UCM</text:p>
          <text:list>
            <text:list-item>
              <text:p text:style-name="P244">All body parts and clothing parts</text:p>
            </text:list-item>
          </text:list>
        </text:list-item>
      </text:list>
      <text:list xml:id="list3686527962195354222" text:style-name="L203">
        <text:list-item>
          <text:p text:style-name="P245">Race (orc, human, etc)</text:p>
          <text:list>
            <text:list-item>
              <text:p text:style-name="P245">racial abilities/passives/traits</text:p>
            </text:list-item>
          </text:list>
        </text:list-item>
      </text:list>
      <text:list xml:id="list5184061496217165475" text:style-name="L204">
        <text:list-item>
          <text:p text:style-name="P246"><text:soft-page-break/>Combat related</text:p>
        </text:list-item>
      </text:list>
      <text:list xml:id="list29475590" text:continue-list="list3686527962195354222"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8"/>
      <text:p text:style-name="P6">Sprint 11 TO DO 11/6/2020 UPDATE</text:p>
      <text:list xml:id="list7687343617862228602" text:style-name="L205">
        <text:list-item>
          <text:p text:style-name="P256">create load player made preset feature in team building screen</text:p>
        </text:list-item>
        <text:list-item>
          <text:p text:style-name="P256">create load player made preset feature in char creation screen (so player can edit their character presets)</text:p>
        </text:list-item>
        <text:list-item>
          <text:p text:style-name="P256">update menu character UI to show new data elements (background, race, etc)</text:p>
        </text:list-item>
        <text:list-item>
          <text:p text:style-name="P256">implement player prefs system for saving player made presets</text:p>
        </text:list-item>
        <text:list-item>
          <text:p text:style-name="P256">implement logic for building CharacterData in game from character preset data (so player can actually play the game with their custom characters + origin characters)</text:p>
        </text:list-item>
        <text:list-item>
          <text:p text:style-name="P256"/>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2T09:26:08.58</dc:date>
    <dc:creator>Black Will</dc:creator>
    <meta:editing-duration>P2DT23H51M43S</meta:editing-duration>
    <meta:editing-cycles>44</meta:editing-cycles>
    <meta:generator>OpenOffice/4.1.6$Win32 OpenOffice.org_project/416m1$Build-9790</meta:generator>
    <meta:document-statistic meta:table-count="0" meta:image-count="0" meta:object-count="0" meta:page-count="104" meta:paragraph-count="2624" meta:word-count="19630" meta:character-count="111279"/>
  </office:meta>
</office:document-meta>
</file>